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2025-04-01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2024-02-26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2023-02-0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2021-02-03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2020-02-18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2019-02-19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2017-01-3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2016-02-01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201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2013-01-1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201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200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200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200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200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200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200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199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199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199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199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0624" calcext:value-type="float">
            <text:p>-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199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5656" calcext:value-type="float">
            <text:p>-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199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199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198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198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052" calcext:value-type="float">
            <text:p>-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198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198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5384" calcext:value-type="float">
            <text:p>-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198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198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198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197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1" calcext:value-type="float">
            <text:p>-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4101</text:p>
          </table:table-cell>
          <table:table-cell office:value-type="string" calcext:value-type="string">
            <text:p>Amoco Production Co. La Sal Vieja</text:p>
          </table:table-cell>
          <table:table-cell office:value-type="string" calcext:value-type="string">
            <text:p>195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